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1010000100100000E814C31314FDF6D2C6B.svm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  <style:text-properties fo:font-size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Grafik 24" draw:style-name="gr1" draw:text-style-name="P1" svg:width="4.097cm" svg:height="2.719cm" svg:x="0cm" svg:y="0.002cm"><draw:image xlink:href="Pictures/200001010000100100000E814C31314FDF6D2C6B.svm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1:43.749250744</meta:creation-date>
    <dc:date>2017-11-07T15:51:56.765439119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6.0.0.0.alpha1$Linux_X86_64 LibreOffice_project/a1528249e151ff68ea6c2461d3703b179b91f8a4</meta:generator>
  </office:meta>
</office:document-meta>
</file>